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0ea6" officeooo:paragraph-rsid="001d0ea6"/>
    </style:style>
    <style:style style:name="P2" style:family="paragraph" style:parent-style-name="Standard">
      <style:text-properties officeooo:rsid="001d0ea6" officeooo:paragraph-rsid="001e54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limiter //</text:p>
      <text:p text:style-name="P1">mysql&gt; create trigger modifica_usuarios after update on USUARIOS</text:p>
      <text:p text:style-name="P1"><text:s text:c="4"/>-&gt; <text:s text:c="4"/>for each</text:p>
      <text:p text:style-name="P1"><text:s text:c="4"/>-&gt; <text:s text:c="4"/>row</text:p>
      <text:p text:style-name="P1"><text:s text:c="4"/>-&gt; <text:s text:c="4"/>begin</text:p>
      <text:p text:style-name="P1"><text:s text:c="4"/>-&gt; <text:s text:c="4"/>insert into AUDITORIA_USUARIOS set</text:p>
      <text:p text:style-name="P1"><text:s text:c="4"/>-&gt; <text:s text:c="4"/>AUDITORIA_USUARIOS.id_usuario_old = old.id_usuario,</text:p>
      <text:p text:style-name="P1"><text:s text:c="4"/>-&gt; <text:s text:c="4"/>AUDITORIA_USUARIOS.nombres_old = old.nombres,</text:p>
      <text:p text:style-name="P1"><text:s text:c="4"/>-&gt; <text:s text:c="4"/>AUDITORIA_USUARIOS.apellidos_old = old.apellidos,</text:p>
      <text:p text:style-name="P1"><text:s text:c="4"/>-&gt; <text:s text:c="4"/>AUDITORIA_USUARIOS.telefono_old = old.telefono,</text:p>
      <text:p text:style-name="P1"><text:s text:c="4"/>-&gt; <text:s text:c="4"/>AUDITORIA_USUARIOS.direccion_old = old.direccion,</text:p>
      <text:p text:style-name="P1"><text:s text:c="4"/>-&gt; <text:s text:c="4"/>AUDITORIA_USUARIOS.email_old = old.email,</text:p>
      <text:p text:style-name="P1"><text:s text:c="4"/>-&gt; <text:s text:c="4"/>AUDITORIA_USUARIOS.fecha_nac_old = old.fecha_nac,</text:p>
      <text:p text:style-name="P1"><text:s text:c="4"/>-&gt; <text:s text:c="4"/>AUDITORIA_USUARIOS.sexo_old = old.sexo,</text:p>
      <text:p text:style-name="P1"><text:s text:c="4"/>-&gt; <text:s text:c="4"/>AUDITORIA_USUARIOS.documento_old = old.documento,</text:p>
      <text:p text:style-name="P1"><text:s text:c="4"/>-&gt; <text:s text:c="4"/>AUDITORIA_USUARIOS.password_old = old.password,</text:p>
      <text:p text:style-name="P1"><text:s text:c="4"/>-&gt; <text:s text:c="4"/>AUDITORIA_USUARIOS.avatar_old = old.avatar,</text:p>
      <text:p text:style-name="P1"><text:s text:c="4"/>-&gt; <text:s text:c="4"/>AUDITORIA_USUARIOS.tarjeta_profesional_old = old.tarjeta_profesional, </text:p>
      <text:p text:style-name="P1">-&gt; <text:s text:c="4"/>AUDITORIA_USUARIOS.id_rol_old = old.id_rol,</text:p>
      <text:p text:style-name="P1">-&gt; <text:s text:c="4"/>AUDITORIA_USUARIOS.id_old_new = new.id_rol,</text:p>
      <text:p text:style-name="P1"><text:s text:c="4"/>-&gt; <text:s text:c="4"/>AUDITORIA_USUARIOS.id_usuario_new = new.id_usuario,</text:p>
      <text:p text:style-name="P1"><text:s text:c="4"/>-&gt; <text:s text:c="4"/>AUDITORIA_USUARIOS.nombres_new = new.nombres,</text:p>
      <text:p text:style-name="P1"><text:s text:c="4"/>-&gt; <text:s text:c="4"/>AUDITORIA_USUARIOS.apellidos_new = new.apellidos,</text:p>
      <text:p text:style-name="P1"><text:s text:c="4"/>-&gt; <text:s text:c="4"/>AUDITORIA_USUARIOS.telefono_new = new.telefono,</text:p>
      <text:p text:style-name="P1"><text:s text:c="4"/>-&gt; <text:s text:c="4"/>AUDITORIA_USUARIOS.direccion_new = new.direccion,</text:p>
      <text:p text:style-name="P1"><text:s text:c="4"/>-&gt; <text:s text:c="4"/>AUDITORIA_USUARIOS.email_new = new.email,</text:p>
      <text:p text:style-name="P1"><text:s text:c="4"/>-&gt; <text:s text:c="4"/>AUDITORIA_USUARIOS.fecha_nac_new = new.fecha_nac,</text:p>
      <text:p text:style-name="P1"><text:s text:c="4"/>-&gt; <text:s text:c="4"/>AUDITORIA_USUARIOS.sexo_new = new.sexo,</text:p>
      <text:p text:style-name="P1"><text:s text:c="4"/>-&gt; <text:s text:c="4"/>AUDITORIA_USUARIOS.documento_new = new.documento,</text:p>
      <text:p text:style-name="P1"><text:s text:c="4"/>-&gt; <text:s text:c="4"/>AUDITORIA_USUARIOS.password_new = new.password,</text:p>
      <text:p text:style-name="P1"><text:s text:c="4"/>-&gt; <text:s text:c="4"/>AUDITORIA_USUARIOS.avatar_new = new.avatar,</text:p>
      <text:p text:style-name="P1"><text:s text:c="4"/>-&gt; <text:s text:c="4"/>AUDITORIA_USUARIOS.tarjeta_profesional_new = new.tarjeta_profesional; </text:p>
      <text:p text:style-name="P1"><text:s text:c="4"/>-&gt; <text:s text:c="4"/>end;</text:p>
      <text:p text:style-name="P1"><text:s text:c="4"/>-&gt; <text:s text:c="4"/>//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reate trigger modifica_consultas after update on CONSULTAS</text:p>
      <text:p text:style-name="P2">for each row </text:p>
      <text:p text:style-name="P2">begin</text:p>
      <text:p text:style-name="P2">insert into AUDITORIA_CONSULTAS set</text:p>
      <text:p text:style-name="P2">AUDITORIA_CONSULTAS.id_consultas_old = old.id_consultas,</text:p>
      <text:p text:style-name="P2">AUDITORIA_CONSULTAS.descripcion_old = old.descripcion,</text:p>
      <text:p text:style-name="P2">AUDITORIA_CONSULTAS.publico_old = old.publico,</text:p>
      <text:p text:style-name="P2">AUDITORIA_CONSULTAS.url_image_old = old.url_image,</text:p>
      <text:p text:style-name="P2">AUDITORIA_CONSULTAS.id_consultas_new = new.id_consultas,</text:p>
      <text:p text:style-name="P2">AUDITORIA_CONSULTAS.descripcion_new = new.descripcion,</text:p>
      <text:p text:style-name="P2">AUDITORIA_CONSULTAS.publico_new = new.publico,</text:p>
      <text:p text:style-name="P2">AUDITORIA_CONSULTAS.url_image_new = new.url_image;<text:line-break/>end;<text:line-break/>//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0:34:17.405939308</meta:creation-date>
    <dc:date>2016-04-05T11:16:12.826609520</dc:date>
    <meta:editing-duration>PT36M45S</meta:editing-duration>
    <meta:editing-cycles>3</meta:editing-cycles>
    <meta:generator>LibreOffice/5.0.2.2$Linux_X86_64 LibreOffice_project/00m0$Build-2</meta:generator>
    <meta:document-statistic meta:table-count="0" meta:image-count="0" meta:object-count="0" meta:page-count="2" meta:paragraph-count="46" meta:word-count="171" meta:character-count="2254" meta:non-whitespace-character-count="1878"/>
  </office:meta>
</office:document-meta>
</file>